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page-number="1"/>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style="italic" style:font-style-asian="italic"/>
    </style:style>
    <style:style style:name="T19" style:parent-style-name="DefaultParagraphFont" style:family="text">
      <style:text-properties fo:font-weight="bold" style:font-weight-asian="bold"/>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style:font-name="Zapf Dingbats" fo:font-size="9pt" style:font-size-asian="9pt" style:font-size-complex="9pt"/>
    </style:style>
    <style:style style:name="T30" style:parent-style-name="DefaultParagraphFont" style:family="text">
      <style:text-properties style:font-name="Zapf Dingbats" fo:font-size="9pt" style:font-size-asian="9pt" style:font-size-complex="9pt"/>
    </style:style>
    <style:style style:name="T31" style:parent-style-name="DefaultParagraphFont" style:family="text">
      <style:text-properties style:font-name="Zapf Dingbats" fo:font-size="9pt" style:font-size-asian="9pt" style:font-size-complex="9pt"/>
    </style:style>
    <style:style style:name="T32" style:parent-style-name="DefaultParagraphFont" style:family="text">
      <style:text-properties style:font-name="Zapf Dingbats" fo:font-size="9pt" style:font-size-asian="9pt" style:font-size-complex="9pt"/>
    </style:style>
    <style:style style:name="T33" style:parent-style-name="DefaultParagraphFont" style:family="text">
      <style:text-properties style:font-name="Zapf Dingbats" fo:font-size="9pt" style:font-size-asian="9pt" style:font-size-complex="9pt"/>
    </style:style>
    <style:style style:name="T34" style:parent-style-name="DefaultParagraphFont" style:family="text">
      <style:text-properties style:font-name="Zapf Dingbats" fo:font-size="9pt" style:font-size-asian="9pt" style:font-size-complex="9pt"/>
    </style:style>
    <style:style style:name="T35" style:parent-style-name="DefaultParagraphFont" style:family="text">
      <style:text-properties style:font-name="Zapf Dingbats" fo:font-size="9pt" style:font-size-asian="9pt" style:font-size-complex="9pt"/>
    </style:style>
    <style:style style:name="T36" style:parent-style-name="DefaultParagraphFont" style:family="text">
      <style:text-properties style:font-name="Zapf Dingbats" fo:font-size="9pt" style:font-size-asian="9pt" style:font-size-complex="9pt"/>
    </style:style>
    <style:style style:name="T37" style:parent-style-name="DefaultParagraphFont" style:family="text">
      <style:text-properties style:font-name="Zapf Dingbats" fo:font-size="9pt" style:font-size-asian="9pt" style:font-size-complex="9pt"/>
    </style:style>
    <style:style style:name="T38" style:parent-style-name="DefaultParagraphFont" style:family="text">
      <style:text-properties fo:font-style="italic" style:font-style-asian="italic"/>
    </style:style>
    <style:style style:name="T39" style:parent-style-name="DefaultParagraphFont" style:family="text">
      <style:text-properties style:font-name="Zapf Dingbats" fo:font-size="9pt" style:font-size-asian="9pt" style:font-size-complex="9pt"/>
    </style:style>
    <style:style style:name="T40" style:parent-style-name="DefaultParagraphFont" style:family="text">
      <style:text-properties style:font-name="Zapf Dingbats" fo:font-size="9pt" style:font-size-asian="9pt" style:font-size-complex="9pt"/>
    </style:style>
    <style:style style:name="T41" style:parent-style-name="DefaultParagraphFont" style:family="text">
      <style:text-properties style:font-name="Zapf Dingbats" fo:font-size="9pt" style:font-size-asian="9pt" style:font-size-complex="9pt"/>
    </style:style>
    <style:style style:name="T42" style:parent-style-name="DefaultParagraphFont" style:family="text">
      <style:text-properties style:font-name="Zapf Dingbats" fo:font-size="9pt" style:font-size-asian="9pt" style:font-size-complex="9pt"/>
    </style:style>
    <style:style style:name="T43" style:parent-style-name="DefaultParagraphFont" style:family="text">
      <style:text-properties style:font-name="Zapf Dingbats" fo:font-size="9pt" style:font-size-asian="9pt" style:font-size-complex="9pt"/>
    </style:style>
    <style:style style:name="P44" style:parent-style-name="tx" style:family="paragraph">
      <style:text-properties fo:font-weight="bold" style:font-weight-asian="bold"/>
    </style:style>
  </office:automatic-styles>
  <office:body>
    <office:text text:use-soft-page-breaks="true">
      <text:h text:style-name="P1" text:outline-level="1"/>
      <text:h text:style-name="Heading1" text:outline-level="1">Chapter 2</text:h>
      <text:h text:style-name="Heading1" text:outline-level="1">How to Learn HMSL</text:h>
      <text:h text:style-name="Heading2" text:outline-level="2">Introduction: Paths to learn the system</text:h>
      <text:p text:style-name="tx">Learning HMSL can be a bit like like learning a foreign language. <text:s/>It would be nice to know<text:s/><text:span text:style-name="T3">every word</text:span><text:s/>in the language, but you can<text:s/><text:span text:style-name="T4">get by<text:s/></text:span>after learning just the most important ones. <text:s/>Many composers have written interesting pieces in HMSL after just a few days of learning. <text:s/>Those same composers are still learning new techniques after using HMSL for several years.</text:p>
      <text:p text:style-name="tx">At the foundation of HMSL is the<text:s/><text:span text:style-name="T5">Forth</text:span><text:s/>language. <text:s/>A working knowledge of Forth is necessary to learn HMSL. <text:s/>You may already know Forth but if not we recommend using the tutorials in the Forth documentation. <text:s/>These can be found in the JForth manual for the Amiga, or in the Macintosh Supplement. <text:s/>There is a self-quiz at the end of this chapter to test your Forth knowledge. <text:s/>If you can pass this quiz then you know enough Forth to continue learning HMSL.</text:p>
      <text:p text:style-name="tx">HMSL has many different aspects to it. <text:s/>You can learn the parts that most interest first, then learn other parts later. <text:s/>The best way to learn is to have fun and play. <text:s/>We’ll describe in this chapter several different possible paths you can take to learn HMSL. <text:s/>Pick the one that most interests you and learn that one first.</text:p>
      <text:p text:style-name="tx"><text:span text:style-name="T6"><text:tab/>Path 1</text:span><text:s/>- MIDI, low level Scheduling and Timing, System Exclusive.</text:p>
      <text:p text:style-name="tx"><text:span text:style-name="T7"><text:tab/>Path 2</text:span><text:s/>- HMSL Hierarchies, Object Oriented Programming, Shapes,<text:s/><text:tab/>Players, Instruments, Jobs, Collections, Actions.</text:p>
      <text:p text:style-name="tx"><text:span text:style-name="T8"><text:tab/>Path 3</text:span><text:s/>- User Interfaces, Object Oriented Programming, Graphics,<text:s/><text:tab/>Building Interactive Screens.</text:p>
      <text:p text:style-name="tx"><text:span text:style-name="T9"><text:tab/>Path 4</text:span><text:s/>- Tools: Score Entry System, Sequencer.</text:p>
      <text:p text:style-name="tx"><text:span text:style-name="T10"><text:tab/>Path 5<text:s/></text:span>- Advanced HMSL Hierarchies, Interpreters, Markov Chains</text:p>
      <text:p text:style-name="tx"><text:span text:style-name="T11"><text:tab/>Path 6<text:s/></text:span>- Amiga Local Sound, Samples and Waveforms, Tuning</text:p>
      <text:p text:style-name="tx">Here is a list of what to read in the HMSL manual for each path. <text:s/>You may want to check things off as you learn them.</text:p>
      <text:h text:style-name="Heading2" text:outline-level="2">Path 1<text:s/>- MIDI</text:h>
      <text:p text:style-name="tx">___ Tutorial 1 in Chapter 13 on MIDI . <text:s/>Learn how to send MIDI messages to synthesizers, Note On, Control, etc.</text:p>
      <text:p text:style-name="tx">___ Examples in Chapter 13 on the MIDI Parser. <text:s/>Learn how to respond to MIDI messages from a keyboard or other input device<text:s/></text:p>
      <text:p text:style-name="tx">(for more advanced ideas):</text:p>
      <text:p text:style-name="tx">___ <text:s/>Chapter 14 on Timing and Scheduling. <text:s/>Learn how to schedule MIDI events in the future using the hardware clock.</text:p>
      <text:p text:style-name="tx">___ <text:s/>Chapter 13 on MIDI System Exclusive messages.</text:p>
      <text:p text:style-name="tx">___ <text:s/>Chapter 13 on MIDI Files</text:p>
      <text:soft-page-break/>
      <text:h text:style-name="Heading2" text:outline-level="2">Path 2 - HMSL Hierarchies</text:h>
      <text:p text:style-name="tx">___ First ODE Tutorials Chapter 4</text:p>
      <text:p text:style-name="tx">___ Overview of Morphs</text:p>
      <text:p text:style-name="tx">___ Shape Tutorials in Chapter 5</text:p>
      <text:p text:style-name="tx">___ Player Tutorials in Chapter 6</text:p>
      <text:p text:style-name="tx">___ Instrument Tutorials in Chapter 7</text:p>
      <text:p text:style-name="tx">___ Collection Tutorials in Chapter 8</text:p>
      <text:p text:style-name="tx">___ Jobs Tutorials in Chapter 10</text:p>
      <text:p text:style-name="tx">___ Perform Tutorials in Chapter 12</text:p>
      <text:h text:style-name="Heading2" text:outline-level="2">Path 3 - User Interfaces</text:h>
      <text:p text:style-name="tx">___ ODE Tutorial in Chapter 4</text:p>
      <text:p text:style-name="tx">___ Tutorials on Interactive Controls in Chapter 15</text:p>
      <text:p text:style-name="tx">___ Tutorial on Graphics in JForth Manual or Macintosh Supplement</text:p>
      <text:h text:style-name="Heading2" text:outline-level="2">Path 4 - Tools</text:h>
      <text:p text:style-name="tx">___ Chapter 16 on Score Entry System</text:p>
      <text:p text:style-name="tx">___ First Tutorial <text:s/>on the Sequencer in Chapter 17</text:p>
      <text:h text:style-name="Heading2" text:outline-level="2">Path 5 - Advanced HMSL Hierarchies, do Path 2 first.</text:h>
      <text:p text:style-name="tx">___ Interpreters Tutorial in Instruments Chapter 7</text:p>
      <text:p text:style-name="tx">___ Structures and Markov Chains, Chapter 9</text:p>
      <text:p text:style-name="tx">___ Translators and Translator Functions, Chapter 11</text:p>
      <text:h text:style-name="Heading2" text:outline-level="2">Path 6 - Amiga Local Sound and Tuning</text:h>
      <text:p text:style-name="tx">___ Chapter on Amiga Local Sound in Amiga Supplement</text:p>
      <text:p text:style-name="tx">___ Chapter on Amiga Instruments in Amiga Supplement</text:p>
      <text:p text:style-name="tx">___ Section on Tunings in Translator Chapter</text:p>
      <text:p text:style-name="tx">___ Chapter on Timing and Scheduling</text:p>
      <text:h text:style-name="Heading2" text:outline-level="2">Other Tips on Learning HMSL</text:h>
      <text:h text:style-name="Heading3" text:outline-level="3">Disk-Based Examples</text:h>
      <text:p text:style-name="tx"><text:span text:style-name="T12">Study the examples o</text:span><text:span text:style-name="T13">n disk.</text:span><text:s text:c="2"/>There are many example files on disk that you can compile and run. <text:s/>We recommend reading the file first by using a text editor so you know what it is supposed to do. <text:s/>You may want to make a copy of these files and change them to experiment with different ideas. <text:s/>These files will be in the pieces folder/directory on the HMSL_User disk.<text:s/></text:p>
      <text:p text:style-name="tx">These files contain<text:s/><text:span text:style-name="T14">many useful code examples</text:span>, but they also contain a great deal of important information about<text:s/><text:span text:style-name="T15">programming style</text:span>, which is very important, especially to the beginning user and programmer. Good programming habits can save you an enormous amount of time, energy, and frustration, and make your composing and performing more enjoyable. Pay careful attention to the uses of indentation, comments, upper and lower cases, naming of routines, use of special techniques like ANEW, TERM and INIT words, IF.FORGOTTEN. Learning these techniques early on will really help your music programming.</text:p>
      <text:h text:style-name="Heading3" text:outline-level="3">HMSL Source Code</text:h>
      <text:p text:style-name="tx"><text:span text:style-name="T16">Look at the source code for different parts of HMSL.</text:span><text:s text:c="2"/>If you want to know how something works, look at how it was written. <text:s/>You can use the word<text:s/><text:span text:style-name="T17">FILE?</text:span><text:s/>to find out what file something was defined in. <text:s/>For example, enter:</text:p>
      <text:p text:style-name="Forth">FILE? <text:s/>CHOOSE</text:p>
      <text:p text:style-name="tx">This will tell you the name of the file that CHOOSE was defined in. <text:s/>Most of the HMSL<text:s/><text:span text:style-name="T18">source code files</text:span><text:s/>can be found in the Source folder/directory on the HMSL_Source disk. <text:s text:c="2"/>A method for a Class of objects may be defined in its Superclass' file. <text:s/>To find out where to look for the definition of a method, use <text:s/><text:span text:style-name="T19">METHODS.OF</text:span>. <text:s/>For example:</text:p>
      <text:p text:style-name="tx"><text:tab/>METHODS.OF <text:s/>OB.PLAYER</text:p>
      <text:p text:style-name="tx">This will list all the methods defined for a given class. Notice that some of the methods are from Jobs, Collections, and other classes.</text:p>
      <text:h text:style-name="Heading2" text:outline-level="2">Before You Start, A Forth Quiz!</text:h>
      <text:p text:style-name="tx">Before tackling HMSL, you should already have a basic understanding of Forth. <text:s/>Here is a short quiz to test your Forth chops:</text:p>
      <text:p text:style-name="tx">1) <text:s/><text:span text:style-name="T20">[Use of variables]</text:span><text:s/>Define two variables called VAR-1 and VAR-2. <text:s/>Write a Forth word that implements the following algebraic statement:</text:p>
      <text:p text:style-name="Forth">VAR-2 = (VAR-1 * 3) + 5</text:p>
      <text:p text:style-name="tx"><text:s/>2) <text:s/><text:span text:style-name="T21">[Text output, simple cont</text:span><text:span text:style-name="T22">rol structures]</text:span><text:s/>Write a word in Forth to say "Hello" repeatedly until you hit a key. <text:s/>Each "Hello" should be on its own line.</text:p>
      <text:p text:style-name="tx">3) <text:s/><text:span text:style-name="T23">[Stack manipulation]<text:s/></text:span>Complete the following definition:</text:p>
      <text:p text:style-name="Forth">: STACK.MANIP ( a b -- a a b b )</text:p>
      <text:p text:style-name="Forth"><text:tab/>?????????</text:p>
      <text:p text:style-name="Forth">;</text:p>
      <text:p text:style-name="tx">4) <text:s/><text:span text:style-name="T24">[Editing and compiling a file]</text:span><text:s/>Use the editor to write a program that adds up the first N odd numbers.</text:p>
      <text:p text:style-name="tx">5)<text:s/><text:span text:style-name="T25">[Object oriented programming]<text:s/></text:span>Create an OB.ARRAY object with ten items. <text:s/>Fill it with various numbers. <text:s/>Write a word to add them up. <text:s/>Print the array.</text:p>
      <text:p text:style-name="tx">6)<text:s/><text:span text:style-name="T26">[Extra Credit]<text:s/></text:span>What did the Zen master say to the hot dog vendor?</text:p>
      <text:p text:style-name="tx">If you want to check your answers, they can be found at the end of this chapter.</text:p>
      <text:h text:style-name="Heading2" text:outline-level="2">Syntax Used in Code and Manual</text:h>
      <text:p text:style-name="tx">Whenever possible, we conform to certain mnemonically motivated<text:s/><text:span text:style-name="T27">syntactical conventions</text:span>. <text:s/>We<text:s/><text:span text:style-name="T28">highly recommend</text:span><text:s/>that users follow these to increase comprehensibility. <text:s/>We have found, through many years of teaching HMSL, that if you get into the habit of following these simple conventions at the beginning, your code will be far more readable, and easier to debug. Some of these conventions are as follows:</text:p>
      <text:p text:style-name="bulletedlist"><text:span text:style-name="T29">•</text:span><text:span text:style-name="T30"><text:tab/></text:span>In general, in example code, parentheses indicate comments. All code in this manual is generally in upper case, but —</text:p>
      <text:p text:style-name="bulletedlist"><text:span text:style-name="T31">•</text:span><text:tab/>In general it is a nice idea to use upper case in your own code mainly for the names of words, and for selected control words like DO, LOOP, BEGIN, UNTIL, CASE, ect. Use <text:s/>lower-case for the code in the definition. For example:</text:p>
      <text:p text:style-name="Forth">: MY-WORD</text:p>
      <text:p text:style-name="Forth"><text:tab/>some.other.word</text:p>
      <text:p text:style-name="Forth">;</text:p>
      <text:p text:style-name="bulletedlist"><text:tab/>Note that this is not the way the code appears in this manual, but look at the<text:s/>examples on the disk, or the source code for HMSL itself for a good guide.</text:p>
      <text:p text:style-name="bulletedlist"/>
      <text:p text:style-name="bulletedlist"><text:span text:style-name="T32">•</text:span><text:tab/>A hyphen in a word indicates a variable, the name of instance of some class, or a "noun" of some sort, as in these examples:</text:p>
      <text:p text:style-name="bulletexample">FOO-BAR ( variable called FOO-BAR )</text:p>
      <text:p text:style-name="bulletexample">COLL-SEQ-2 ( SEQUENTIAL COLLECTION number 2 )</text:p>
      <text:p text:style-name="bulletexample">ACT-5 ( ACTION number 5 )</text:p>
      <text:p text:style-name="bulletedlist"><text:span text:style-name="T33">•</text:span><text:tab/>An underscore in a word indicates a constant, often a <text:s/>filename, or some "noun" that is not a variable. <text:s/>Here is an example:</text:p>
      <text:p text:style-name="bulletexample">DA_NUM_CHANNELS <text:s/>( #channels on Amiga )</text:p>
      <text:p text:style-name="bulletedlist"><text:span text:style-name="T34">•</text:span><text:tab/>A "." (period) in a word indicates some sort of "verb," or function. Periods can also be used in METHODS (see below, and the Chapter on Object Development Environment). For example,</text:p>
      <text:p text:style-name="bulletexample">TIME.INIT</text:p>
      <text:p text:style-name="bulletedfollower">initializes the real-time-clock.</text:p>
      <text:p text:style-name="bulletedlist"><text:span text:style-name="T35">•</text:span><text:tab/>A ":" (colon) at the end of a word indicates that the word is probably a METHOD, as in this example:</text:p>
      <text:p text:style-name="bulletexample">ADD: ( a method used to add data to an object )</text:p>
      <text:p text:style-name="bulletedlist"><text:span text:style-name="T36">•</text:span><text:tab/>A "$" (dollar sign) in a word name or stack diagram indicates that the word involves Forth strings that are represented by an address of a count byte followed by the<text:s/>characters of the string.</text:p>
      <text:p text:style-name="bulletexample">$. <text:s/>( $string -- , print out a string )</text:p>
      <text:p text:style-name="bulletexample">for example: <text:s text:c="3"/>" <text:s/>Hello!" $.</text:p>
      <text:p text:style-name="bulletedlist"><text:span text:style-name="T37">•</text:span><text:tab/>A parameter in angle brackets indicates a string which FOLLOWS the word. <text:s/>This parameter is<text:s/><text:span text:style-name="T38">not<text:s/></text:span>passed on the stack as a number.</text:p>
      <text:p text:style-name="bulletexample">FOPEN ( &lt;filename&gt; -- fileid | 0 )</text:p>
      <text:p text:style-name="bulletexample">for example: <text:s text:c="3"/>FOPEN <text:s/>77MHD:DATAFILE <text:s text:c="4"/>or</text:p>
      <text:p text:style-name="bulletexample">'C <text:s/>( &lt;forthname&gt; -- cfa )</text:p>
      <text:p text:style-name="bulletexample">for example: <text:s text:c="3"/>'C MIDI.NOTEON <text:s/>.HEX</text:p>
      <text:p text:style-name="bulletedlist"><text:span text:style-name="T39">•</text:span><text:tab/>Some simple file-name prefixes are used:</text:p>
      <text:p text:style-name="bulletexample">ajf_ ( Amiga JForth only )</text:p>
      <text:p text:style-name="bulletexample">mmac_ ( Macintosh Mach 2 only )<text:s/></text:p>
      <text:p text:style-name="bulletexample">obj_ ( related to object oriented code )</text:p>
      <text:p text:style-name="bulletedlist"><text:span text:style-name="T40">•</text:span><text:tab/>Words from a single software module often have a common prefix to distinguish them, as in these examples:</text:p>
      <text:p text:style-name="bulletexample">MIDI.NOTEON ( turn on a MIDI note )</text:p>
      <text:p text:style-name="bulletexample">MIDI.PRESSURE ( set MIDI channel pressure )</text:p>
      <text:p text:style-name="bulletexample">DA.PERIOD! ( set period for Digital Audio )</text:p>
      <text:p text:style-name="bulletedlist"><text:span text:style-name="T41">•</text:span><text:tab/>When PUT(...): is used in a method name, that implies that an argument is needed on the stack, as in this example:</text:p>
      <text:p text:style-name="bulletexample">ACT-5 PUT.ACTION: ACTION-TABLE</text:p>
      <text:p text:style-name="bulletexample">( Takes the address of ACT-5 and places it in the action table )</text:p>
      <text:p text:style-name="bulletedlist"><text:span text:style-name="T42">•</text:span><text:tab/>When USE...: is used in a method name, that means that no argument in general is needed, as in this example:</text:p>
      <text:p text:style-name="bulletexample">USE.DURATIONAL: PLAYER-1</text:p>
      <text:p text:style-name="bulletexample">( Tells PLAYER-1 to start using durational scheduling, and no argument is needed ).</text:p>
      <text:p text:style-name="bulletedlist"><text:span text:style-name="T43">•</text:span><text:tab/>Forth stack diagrams follow the standard syntax: <text:s/>a double hyphen ( -- ) indicates the stack. The contents of the stack before the word is executed are to the left of the hyphens, the contents of the stack after the word is executed are to the right of the hyphens. Top of the stack is always furthest to the right! In other words, the value closest to<text:s/>the hyphen on input is the top of the stack, the value furthest from the hyphen on output is the top of the stack. A comma after the stack output begins a comment on the word; " | " indicates "or", such as "1 | 0 ."</text:p>
      <text:p text:style-name="bulletedlist"/>
      <text:h text:style-name="Heading2" text:outline-level="2">Answers for Forth Quiz</text:h>
      <text:p text:style-name="tx">Answer to 1)</text:p>
      <text:p text:style-name="Forth">VARIABLE <text:s text:c="2"/>VAR-1</text:p>
      <text:p text:style-name="Forth">VARIABLE <text:s text:c="2"/>VAR-2</text:p>
      <text:p text:style-name="Forth">: <text:s/>DOMATH <text:s/>( -- , set var2=var1*3+5)</text:p>
      <text:p text:style-name="Forth"><text:tab/>VAR-1 @</text:p>
      <text:p text:style-name="Forth"><text:tab/>3 <text:s/>* <text:s text:c="2"/>5 <text:s text:c="2"/>+</text:p>
      <text:p text:style-name="Forth"><text:tab/>VAR-2 <text:s/>!</text:p>
      <text:p text:style-name="Forth">;</text:p>
      <text:p text:style-name="Forth">( now test it )</text:p>
      <text:p text:style-name="Forth">20 <text:s/>VAR-1 <text:s/>!</text:p>
      <text:p text:style-name="Forth">DOMATH</text:p>
      <text:p text:style-name="Forth">VAR-2 <text:s text:c="3"/>? <text:s text:c="4"/>( should say <text:s/>65 )</text:p>
      <text:p text:style-name="tx"/>
      <text:p text:style-name="tx">Answer to 2)</text:p>
      <text:p text:style-name="Forth">: <text:s/>SAYHI <text:s text:c="2"/>( -- say hello almost forever )</text:p>
      <text:p text:style-name="Forth"><text:tab/>BEGIN</text:p>
      <text:p text:style-name="Forth"><text:tab/><text:tab/>." <text:s/>Hello!" <text:s text:c="2"/>CR</text:p>
      <text:p text:style-name="Forth"><text:tab/><text:tab/>?TERMINAL ( wait for key hit from terminal )</text:p>
      <text:p text:style-name="Forth"><text:tab/>UNTIL</text:p>
      <text:p text:style-name="Forth">;</text:p>
      <text:p text:style-name="Forth">SAYHI</text:p>
      <text:p text:style-name="P44"/>
      <text:p text:style-name="tx">Answer to 3)</text:p>
      <text:p text:style-name="Forth">: <text:s/>STACK.MANIP <text:s text:c="2"/>( <text:s/>a <text:s/>b <text:s/>-- <text:s/>a <text:s/>a <text:s/>b <text:s/>b <text:s/>)</text:p>
      <text:p text:style-name="Forth"><text:tab/>OVER SWAP <text:s/>( <text:s/>-- a <text:s/>a <text:s/>b )</text:p>
      <text:p text:style-name="Forth"><text:tab/>DUP<text:s/></text:p>
      <text:p text:style-name="Forth">;</text:p>
      <text:p text:style-name="Forth">\ or</text:p>
      <text:p text:style-name="Forth">: <text:s/>STACK.MANIP <text:s text:c="2"/>( <text:s/>a <text:s/>b <text:s/>-- <text:s/>a <text:s/>a <text:s/>b <text:s/>b <text:s/>)</text:p>
      <text:p text:style-name="Forth"><text:tab/>SWAP <text:s/>DUP <text:s text:c="3"/>( -- b <text:s/>a <text:s/>a )</text:p>
      <text:p text:style-name="Forth"><text:tab/>ROT <text:s/>DUP</text:p>
      <text:p text:style-name="Forth">;</text:p>
      <text:p text:style-name="Forth">2 <text:s/>5 <text:s/>STACK.MANIP <text:s text:c="2"/>.S</text:p>
      <text:p text:style-name="tx"/>
      <text:p text:style-name="tx">Answer to 4)</text:p>
      <text:p text:style-name="Forth">: <text:s/>ODD.SUM <text:s text:c="2"/>( N <text:s/>-- SUM , sum first N odd numbers )</text:p>
      <text:p text:style-name="Forth"><text:tab/>0 <text:s text:c="2"/>( initial sum ) <text:s/>SWAP <text:s text:c="6"/>0</text:p>
      <text:p text:style-name="Forth"><text:tab/>DO<text:tab/>I <text:s/>2* <text:s/>1+ <text:s/>( -- odd ) <text:s/>+</text:p>
      <text:p text:style-name="Forth"><text:tab/>LOOP</text:p>
      <text:p text:style-name="Forth">;</text:p>
      <text:p text:style-name="Forth">3 <text:s text:c="2"/>ODD.SUM <text:s text:c="2"/>.</text:p>
      <text:p text:style-name="Forth">7 <text:s text:c="2"/>ODD.SUM <text:s text:c="2"/>.</text:p>
      <text:p text:style-name="Forth">3 <text:s text:c="2"/>3 <text:s text:c="2"/>* <text:s text:c="2"/>.</text:p>
      <text:p text:style-name="Forth">7 <text:s text:c="2"/>7 <text:s text:c="2"/>* <text:s text:c="2"/>. <text:s text:c="3"/>( What??? <text:s text:c="3"/>Isn't math fun!?!?!)</text:p>
      <text:p text:style-name="Forth"/>
      <text:p text:style-name="tx">Answer<text:s/>to 5)</text:p>
      <text:p text:style-name="Forth">OB.ARRAY <text:s text:c="2"/>MY-ARRAY<text:tab/>( instantiate an array )</text:p>
      <text:p text:style-name="Forth">10 <text:s text:c="2"/>NEW: MY-ARRAY<text:tab/>( make room for 10 numbers )</text:p>
      <text:p text:style-name="Forth">23 <text:s text:c="2"/>2 <text:s text:c="2"/>TO: MY-ARRAY<text:tab/>( put in various numbers )</text:p>
      <text:p text:style-name="Forth">93 <text:s text:c="2"/>4 <text:s text:c="2"/>TO: MY-ARRAY</text:p>
      <text:p text:style-name="Forth">721 <text:s/>5 <text:s/>TO: MY-ARRAY</text:p>
      <text:p text:style-name="Forth">PRINT: MY-ARRAY<text:tab/>( print out array )</text:p>
      <text:p text:style-name="Forth">: ADDEMUP <text:s text:c="4"/>( -- SUM <text:s/>, add up numbers in MY-ARRAY )</text:p>
      <text:p text:style-name="Forth"><text:tab/>0 <text:s/>( initial sum )</text:p>
      <text:p text:style-name="Forth"><text:tab/>SIZE: MY-ARRAY <text:s/>0</text:p>
      <text:p text:style-name="Forth"><text:tab/>DO<text:tab/>( -- sum )</text:p>
      <text:p text:style-name="Forth"><text:tab/><text:tab/>I <text:s text:c="2"/>AT: MY-ARRAY <text:s text:c="2"/>+</text:p>
      <text:p text:style-name="Forth"><text:tab/>LOOP</text:p>
      <text:p text:style-name="Forth">;</text:p>
      <text:p text:style-name="Forth">ADDEMUP <text:s/>. <text:s/>CR <text:s text:c="2"/>( test it )</text:p>
      <text:p text:style-name="Forth">FREE: MY-ARRAY<text:tab/>( deallocate the memory allocated by NEW: )</text:p>
      <text:p text:style-name="Normal"/>
      <text:p text:style-name="tx">Answer to 6)</text:p>
      <text:p text:style-name="tx"><text:tab/>“Make me one with everything.” (thanks to<text:s/>Mark Tray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style:header>
      <style:header-left>
        <text:p text:style-name="P2"/>
      </style:header-left>
      <style:footer>
        <text:p text:style-name="Footer"><text:tab/>How to Learn HMSL<text:tab/>2 -<text:s/><text:page-number style:num-format="1">1</text:page-number></text:p>
      </style:footer>
      <style:footer-left>
        <text:p text:style-name="Footer">2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2:08:00Z</meta:creation-date>
    <dc:date>2013-04-26T02:08:00Z</dc:date>
    <meta:template xlink:href="Normal.dotm" xlink:type="simple"/>
    <meta:editing-cycles>2</meta:editing-cycles>
    <meta:editing-duration>PT0S</meta:editing-duration>
    <meta:document-statistic meta:page-count="2" meta:paragraph-count="21" meta:word-count="1645" meta:character-count="11001" meta:row-count="78" meta:non-whitespace-character-count="9377"/>
  </office:meta>
</office:document-meta>
</file>